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.25pt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3.5pt" fo:font-weight="bold" style:font-weight-asian="bold" style:font-weight-complex="bold"/>
    </style:style>
    <style:style style:name="P4" style:family="paragraph" style:parent-style-name="Standard">
      <style:text-properties style:font-name="sans-serif" fo:font-size="13.5pt" officeooo:paragraph-rsid="001a4c7d"/>
    </style:style>
    <style:style style:name="P5" style:family="paragraph" style:parent-style-name="Standard">
      <style:text-properties style:font-name="sans-serif" fo:font-size="8pt" fo:font-style="italic" officeooo:paragraph-rsid="001a4c7d" style:font-size-asian="8pt" style:font-style-asian="italic" style:font-size-complex="8pt" style:font-style-complex="italic"/>
    </style:style>
    <style:style style:name="P6" style:family="paragraph" style:parent-style-name="Standard">
      <style:text-properties style:font-name="sans-serif" fo:font-size="10pt" style:font-size-asian="10pt" style:font-size-complex="10pt"/>
    </style:style>
    <style:style style:name="P7" style:family="paragraph" style:parent-style-name="Standard">
      <style:text-properties style:font-name="sans-serif" fo:font-size="10pt" officeooo:paragraph-rsid="001a333e" style:font-size-asian="10pt" style:font-size-complex="10pt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a333e"/>
    </style:style>
    <style:style style:name="T2" style:family="text">
      <style:text-properties fo:font-weight="bold" officeooo:rsid="001a333e" style:font-weight-asian="bold" style:font-weight-complex="bold"/>
    </style:style>
    <style:style style:name="T3" style:family="text">
      <style:text-properties fo:font-weight="normal" officeooo:rsid="001a4c7d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officeooo:rsid="001a4c7d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ab9bc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ANTEPROYECTO PARA SOLICITAR LA REALIZACIÓN DEL MÓDULO PROYECTO</text:p>
      <text:p text:style-name="P2"/>
      <text:p text:style-name="P6">Nombre del proyecto: <text:span text:style-name="T2">Centralita con Asterisk - FreePBX</text:span></text:p>
      <text:p text:style-name="P7">Alumno: <text:span text:style-name="T2">Kevin Hernández García</text:span></text:p>
      <text:p text:style-name="P6">Curso: <text:span text:style-name="T2">2º ASIR</text:span></text:p>
      <text:p text:style-name="P4"><text:span text:style-name="T4">Tutor: </text:span><text:span text:style-name="Strong_20_Emphasis"><text:span text:style-name="T5">Mar</text:span></text:span><text:span text:style-name="Strong_20_Emphasis"><text:span text:style-name="T6">í</text:span></text:span><text:span text:style-name="Strong_20_Emphasis"><text:span text:style-name="T5">a Luz Lorenzo Garc</text:span></text:span><text:span text:style-name="Strong_20_Emphasis"><text:span text:style-name="T6">í</text:span></text:span><text:span text:style-name="Strong_20_Emphasis"><text:span text:style-name="T5">a, </text:span></text:span><text:span text:style-name="Strong_20_Emphasis"><text:span text:style-name="T6">Carlos Manescau López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sans-serif" fo:font-size="8pt" fo:font-style="italic" officeooo:paragraph-rsid="001a4c7d" style:font-size-asian="8pt" style:font-style-asian="italic" style:font-size-complex="8pt" style:font-style-complex="italic"/>
    </style:style>
    <style:style style:name="MT1" style:family="text">
      <style:text-properties officeooo:rsid="001a33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</text:span>.E.S. Puerto de la Cruz <text:s text:c="59"/>C.F.G.S. Administración de Sistemas Informáticos y en Re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9:31:38.775928797</meta:creation-date>
    <dc:date>2018-03-14T10:44:38.923260485</dc:date>
    <meta:editing-duration>PT12M29S</meta:editing-duration>
    <meta:editing-cycles>1</meta:editing-cycles>
    <meta:document-statistic meta:table-count="0" meta:image-count="0" meta:object-count="0" meta:page-count="1" meta:paragraph-count="6" meta:word-count="44" meta:character-count="355" meta:non-whitespace-character-count="258"/>
    <meta:generator>LibreOffice/5.1.6.2$Linux_X86_64 LibreOffice_project/10m0$Build-2</meta:generator>
  </office:meta>
</office:document-meta>
</file>